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 style:shadow="none"/>
    </style:style>
    <style:style style:name="Table3.A" style:family="table-column">
      <style:table-column-properties style:column-width="4.6479in" style:rel-column-width="6693*"/>
    </style:style>
    <style:style style:name="Table3.B" style:family="table-column">
      <style:table-column-properties style:column-width="2.0569in" style:rel-column-width="2962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Georgia" fo:font-size="8pt" style:font-size-asian="8pt" style:font-size-complex="8pt"/>
    </style:style>
    <style:style style:name="P7" style:family="paragraph" style:parent-style-name="Standard" style:list-style-name="L1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text-properties style:font-name="Courier" fo:font-size="8pt" style:font-size-asian="8pt" style:font-size-complex="8pt"/>
    </style:style>
    <style:style style:name="P12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text-properties style:font-name="Courier2" fo:font-size="8pt" style:font-size-asian="8pt" style:font-size-complex="8pt"/>
    </style:style>
    <style:style style:name="P14" style:family="paragraph" style:parent-style-name="Standard" style:list-style-name="L1">
      <style:text-properties fo:color="#579d1c" style:font-name="Courier2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Courier" fo:font-size="8pt" style:font-size-asian="8pt" style:font-size-complex="8pt"/>
    </style:style>
    <style:style style:name="P16" style:family="paragraph" style:parent-style-name="Table_20_Contents">
      <style:text-properties style:font-name="Georgia" fo:font-size="8pt" style:font-size-asian="8pt" style:font-size-complex="8pt"/>
    </style:style>
    <style:style style:name="P17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P18" style:family="paragraph" style:parent-style-name="Table_20_Contents">
      <style:text-properties style:font-name="Courier2" fo:font-size="8pt" style:font-size-asian="8pt" style:font-size-complex="8pt"/>
    </style:style>
    <style:style style:name="T1" style:family="text">
      <style:text-properties style:font-name="Georgi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name="Courie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ourier2"/>
    </style:style>
    <style:style style:name="T11" style:family="text">
      <style:text-properties style:font-name="Courier2" fo:font-weight="normal" style:font-weight-asian="normal" style:font-weight-complex="normal"/>
    </style:style>
    <style:style style:name="T12" style:family="text">
      <style:text-properties style:font-name="Courier2" fo:font-weight="bold" style:font-weight-asian="bold" style:font-weight-complex="bold"/>
    </style:style>
    <style:style style:name="T13" style:family="text">
      <style:text-properties style:font-name="Georgia" fo:font-weight="normal" style:font-weight-asian="normal" style:font-weight-complex="normal"/>
    </style:style>
    <style:style style:name="T14" style:family="text">
      <style:text-properties fo:color="#009900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2">Name:</text:span>______________________________________</text:p>
          </table:table-cell>
          <table:table-cell office:value-type="string">
            <text:p text:style-name="P2"><text:span text:style-name="T2">Date:</text:span><text:span text:style-name="T3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5"><text:line-break/>CSCSCI-UA.0002 – Midterm – Practice Questions on Functions and Loops<text:line-break/></text:p>
      <text:list xml:id="list3021855256090438651" text:style-name="L1">
        <text:list-header>
          <text:p text:style-name="P7"/>
        </text:list-header>
        <text:list-item>
          <text:p text:style-name="P7">There's an error in both code samples below. <text:s/>Circle the line where the error occurs. <text:s/>To the right of each code sample, explain why there's an error: (3 points)<text:line-break/><text:span text:style-name="T5"><text:line-break/></text:span></text:p>
          <text:list>
            <text:list-item>
              <text:p text:style-name="P11">a = greet_with_hello('yo yo meow')<text:tab/><text:span text:style-name="T14">greet_with_h</text:span><text:span text:style-name="Answer">el</text:span><text:span text:style-name="T14">lo is not yet defined</text:span>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3">for outer in range(5):<text:tab/><text:tab/><text:tab/><text:span text:style-name="Answer">inner not yet defined</text:span></text:p>
              <text:p text:style-name="P13"><text:s text:c="4"/>print(inner)</text:p>
              <text:p text:style-name="P13"><text:s text:c="4"/>for inner in range(5):</text:p>
              <text:p text:style-name="P11"><text:span text:style-name="T10"><text:s text:c="8"/>print(outer)</text:span><text:span text:style-name="T1"><text:line-break/><text:line-break/></text:span></text:p>
            </text:list-item>
            <text:list-item>
              <text:p text:style-name="P13">limit = 5.0<text:tab/><text:tab/><text:tab/><text:tab/><text:span text:style-name="Answer">range only accepts floats</text:span></text:p>
              <text:p text:style-name="P13">total = 0<text:line-break/>for i in range(limit):</text:p>
              <text:p text:style-name="P11"><text:span text:style-name="T10"><text:s text:c="4"/>total += i<text:line-break/></text:span><text:span text:style-name="T1"><text:line-break/></text:span></text:p>
            </text:list-item>
          </text:list>
          <text:p text:style-name="P7"/>
        </text:list-item>
        <text:list-item>
          <text:p text:style-name="P7">Using the code in the 1<text:span text:style-name="T4">st</text:span> column, answer the questions in the second and third columns. <text:s text:c="2"/>If the question asks for output, <text:span text:style-name="T2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2">output</text:span> of this program?<text:line-break/><text:span text:style-name="Answer">cheesecheesecheese</text:span></text:p>
          </table:table-cell>
          <table:table-cell table:style-name="Table2.C2" office:value-type="string">
            <text:p text:style-name="P1">What is the <text:span text:style-name="T2">value</text:span> of the variable called <text:span text:style-name="T2">talk</text:span>?<text:line-break/><text:span text:style-name="Answer">None</text:span>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2">first</text:span><text:span text:style-name="T6"> </text:span><text:span text:style-name="T7">line of </text:span><text:span text:style-name="T8">output</text:span><text:span text:style-name="T6"> </text:span><text:span text:style-name="T7">for this program?<text:line-break/></text:span><text:span text:style-name="Answer"><text:span text:style-name="T9">shhh<text:line-break/></text:span></text:span></text:p>
          </table:table-cell>
          <table:table-cell table:style-name="Table2.C2" office:value-type="string">
            <text:p text:style-name="P1">What is the <text:span text:style-name="T2">second</text:span><text:span text:style-name="T6"> </text:span><text:span text:style-name="T7">line of </text:span><text:span text:style-name="T8">output</text:span><text:span text:style-name="T6"> </text:span><text:span text:style-name="T7">for this program?</text:span><text:line-break/><text:span text:style-name="Answer"><text:span text:style-name="T9">boo</text:span></text:span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2">output</text:span> of this program?<text:line-break/><text:span text:style-name="Answer">3, 2, 1</text:span></text:p>
          </table:table-cell>
          <table:table-cell table:style-name="Table2.C2" office:value-type="string">
            <text:p text:style-name="P1">What data <text:span text:style-name="T2">type</text:span> is returned from join_three?<text:line-break/><text:span text:style-name="Answer">string</text:span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2">output</text:span> of this program?<text:line-break/><text:span text:style-name="Answer">OK</text:span></text:p>
            <text:p text:style-name="P1"><text:span text:style-name="Answer">0</text:span></text:p>
            <text:p text:style-name="P1"><text:span text:style-name="Answer">WAT</text:span></text:p>
            <text:p text:style-name="P1"><text:span text:style-name="Answer">None</text:span></text:p>
            <text:p text:style-name="P1"><text:span text:style-name="Answer">FIN</text:span></text:p>
          </table:table-cell>
          <table:table-cell table:style-name="Table2.C2" office:value-type="string">
            <text:p text:style-name="P1">What is the <text:span text:style-name="T2">output</text:span> of this program if <text:span text:style-name="T10">break</text:span> were replaced with <text:span text:style-name="T10">continue</text:span>?<text:line-break/><text:span text:style-name="Answer">OK</text:span></text:p>
            <text:p text:style-name="P1"><text:span text:style-name="Answer">0</text:span></text:p>
            <text:p text:style-name="P1"><text:span text:style-name="Answer">1</text:span></text:p>
            <text:p text:style-name="P1"><text:span text:style-name="Answer">2</text:span></text:p>
            <text:p text:style-name="P1"><text:span text:style-name="Answer">WAT</text:span></text:p>
            <text:p text:style-name="P1"><text:span text:style-name="Answer">None</text:span></text:p>
            <text:p text:style-name="P1"><text:span text:style-name="Answer">FIN</text:span>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2">output</text:span> of this program?<text:line-break/><text:line-break/><text:span text:style-name="Answer">hmmmm</text:span></text:p>
            <text:p text:style-name="P1"><text:span text:style-name="Answer">0</text:span></text:p>
            <text:p text:style-name="P1"><text:span text:style-name="Answer">0</text:span></text:p>
            <text:p text:style-name="P1"><text:span text:style-name="Answer">done</text:span></text:p>
          </table:table-cell>
          <table:table-cell table:style-name="Table2.C2" office:value-type="string">
            <text:p text:style-name="P1">Draw an arrow to the <text:span text:style-name="T2">argument</text:span>, and draw an arrow to the <text:span text:style-name="T2">parameter</text:span> for the definition and execution of <text:span text:style-name="T10">do_this_thing</text:span>.<text:line-break/><text:line-break/><text:span text:style-name="Answer">limit is the parameter <text:line-break/>3 is the argument</text:span></text:p>
          </table:table-cell>
        </table:table-row>
      </table:table>
      <text:list xml:id="list1512227337" text:continue-numbering="true" text:style-name="L1">
        <text:list-header>
          <text:p text:style-name="P7"><text:span text:style-name="T3"><text:line-break/><text:line-break/><text:line-break/><text:line-break/></text:span></text:p>
        </text:list-header>
        <text:list-item>
          <text:p text:style-name="P7"><text:soft-page-break/>Write a function called <text:span text:style-name="T10">distance</text:span>. It should have 4 parameters: the x and y values of one point on the coordinate plane and the x and y values of a second point on the coordinate plane. It should calculate the distance between both points and return the resulting value.<text:line-break/><text:line-break/>The distance formula is: <draw:frame draw:style-name="fr1" draw:name="Object1" text:anchor-type="as-char" svg:width="1.7937in" svg:height="0.2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/text:p>
          <text:p text:style-name="P7"><text:line-break/><text:span text:style-name="Answer">import math</text:span></text:p>
          <text:p text:style-name="P14"><text:span text:style-name="Answer">def distance(x1, y1, x2, y2):</text:span></text:p>
          <text:p text:style-name="P14"><text:span text:style-name="Answer"><text:s text:c="4"/>d = math.sqrt((x2 - x1) ** 2 + (y2 - y1) ** 2)</text:span></text:p>
          <text:list>
            <text:list-header>
              <text:p text:style-name="P7"><text:span text:style-name="Answer">return d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header>
          </text:list>
        </text:list-item>
        <text:list-item>
          <text:p text:style-name="P7"><text:span text:style-name="T3">Assuming that the distance formula specified in #3 exists, use it in a program that asks for the x and y values of two points and then prints out the result with exactly 2 decimal places:<text:line-break/></text:span><text:span text:style-name="T11"><text:line-break/>enter x1 &gt; 2<text:line-break/>enter y1 &gt; 5</text:span></text:p>
          <text:p text:style-name="P13"><text:span text:style-name="T3">enter x2 &gt; 9</text:span></text:p>
          <text:p text:style-name="P13"><text:span text:style-name="T3">enter y2 &gt; 1</text:span></text:p>
          <text:p text:style-name="P13"><text:span text:style-name="T3">The distance between these two points is <text:s/>8.06</text:span></text:p>
        </text:list-item>
      </text:list>
      <text:p text:style-name="P6"><text:span text:style-name="T3"/></text:p>
      <text:p text:style-name="P6"><text:span text:style-name="Answer"><text:tab/>p1_x = int(input('Enter x1 &gt;'))<text:tab/></text:span></text:p>
      <text:p text:style-name="P6"><text:span text:style-name="Answer"><text:tab/>p1_y = int(input('Enter y1 &gt;'))</text:span></text:p>
      <text:p text:style-name="P6"><text:span text:style-name="Answer"><text:tab/>p2_x = int(input('Enter x2 &gt;'))</text:span></text:p>
      <text:p text:style-name="P6"><text:span text:style-name="Answer"><text:tab/>p2_y = int(input('Enter y2 &gt;'))</text:span></text:p>
      <text:p text:style-name="P6"><text:span text:style-name="Answer"><text:tab/>result = distance(p1_x, p1_y, p2_x, p2_y)</text:span></text:p>
      <text:p text:style-name="P6"><text:span text:style-name="Answer"><text:tab/>print('The distance between these two points is %s' % format(result, '.2f'))</text:span></text:p>
      <text:p text:style-name="P6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2077607699" text:continue-numbering="true" text:style-name="L1">
        <text:list-item>
          <text:p text:style-name="P7"><text:soft-page-break/><text:span text:style-name="T3">Create your own function to approximate the square root of a number. Use Newton's method to do so:</text:span></text:p>
          <text:p text:style-name="P7"><text:span text:style-name="T3"/></text:p>
          <text:p text:style-name="P7"><text:span text:style-name="T3">to take the square root of a number, n...</text:span></text:p>
          <text:p text:style-name="P7"><text:span text:style-name="T3">start with almost any approximation (for example, our first guess may just be n/2)</text:span></text:p>
          <text:p text:style-name="P7"><text:span text:style-name="T3">find a better approximation by using the following formula:</text:span></text:p>
          <text:p text:style-name="P7"><text:span text:style-name="T3">new_approximation <text:s/>= ½ * (approximation + n)<text:line-break/></text:span></text:p>
          <text:p text:style-name="P7"><text:span text:style-name="Answer">def newtons(n):</text:span></text:p>
          <text:p text:style-name="P7"><text:span text:style-name="Answer"><text:s text:c="4"/>threshold = 0.01</text:span></text:p>
          <text:p text:style-name="P7"><text:span text:style-name="Answer"><text:s text:c="4"/>guess = n</text:span></text:p>
          <text:p text:style-name="P7"><text:span text:style-name="Answer"><text:s text:c="4"/>new_guess = n / 2</text:span></text:p>
          <text:p text:style-name="P7"><text:span text:style-name="Answer"><text:s text:c="4"/>while abs(new_guess - guess) &gt; threshold:</text:span></text:p>
          <text:p text:style-name="P7"><text:span text:style-name="Answer"><text:s text:c="8"/>print(guess, new_guess)</text:span></text:p>
          <text:p text:style-name="P7"><text:span text:style-name="Answer"><text:s text:c="8"/>guess = new_guess</text:span></text:p>
          <text:p text:style-name="P7"><text:span text:style-name="Answer"><text:s text:c="8"/>new_guess = 0.5 * (guess + n / guess)</text:span></text:p>
          <text:p text:style-name="P7"><text:span text:style-name="Answer"><text:s text:c="4"/>return new_guess</text:span></text:p>
          <text:p text:style-name="P7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7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"><text:soft-page-break/><text:span text:style-name="T3">Write <text:s/>a function, </text:span><text:span text:style-name="T2">dec_to_bin</text:span><text:span text:style-name="T3">, that converts a decimal number (an int) into a binary number (represented as a string). In both versions, return an empty string if the number is not within 0 and 255. Otherwise, return the binary number as a string.<text:line-break/></text:span></text:p>
          <text:list>
            <text:list-item>
              <text:p text:style-name="P7"><text:span text:style-name="T3">It has one </text:span><text:span text:style-name="T2">parameter</text:span><text:span text:style-name="T3">, the decimal number to convert, and it </text:span><text:span text:style-name="T2">returns</text:span><text:span text:style-name="T3"> a string, the equivalent binary number </text:span></text:p>
            </text:list-item>
            <text:list-item>
              <text:p text:style-name="P7"><text:span text:style-name="T3">continually subtract powers of 2 (starting with 2 ^ 7) from the decimal number as long as that power of 2 is less than or equal to the decimal number </text:span></text:p>
            </text:list-item>
            <text:list-item>
              <text:p text:style-name="P7"><text:span text:style-name="T3">if you subtract a power of 2, then count that place (that bit) as 1</text:span></text:p>
            </text:list-item>
            <text:list-item>
              <text:p text:style-name="P7"><text:span text:style-name="T3">if <text:s/>the power of 2 is greater than the decimal value, then don't subtract and count the place (bit) as 0</text:span></text:p>
            </text:list-item>
            <text:list-item>
              <text:p text:style-name="P7"><text:span text:style-name="T3">example: convert 131 → </text:span></text:p>
              <text:list>
                <text:list-item>
                  <text:p text:style-name="P7"><text:span text:style-name="T3">128 (2 ^ 7) is less than 131, so subtract it and record a 1 for that place: decimal number is now 3, and binary is 1</text:span></text:p>
                </text:list-item>
                <text:list-item>
                  <text:p text:style-name="P7"><text:span text:style-name="T3">all other powers of 2 below 2 ^ 7 up intil 2 ^ 1 are more than the decimal number, so records 0's for those: 100000</text:span></text:p>
                </text:list-item>
                <text:list-item>
                  <text:p text:style-name="P7"><text:span text:style-name="T3">2 (2 ^ 1) is less than 3, so subtract it and record a 1 for that place: decimal number is now 1, and binary is 1000001</text:span></text:p>
                </text:list-item>
                <text:list-item>
                  <text:p text:style-name="P7"><text:span text:style-name="T3">finally, 1 is left, and that can be added as the last bit: 10000011</text:span></text:p>
                </text:list-item>
              </text:list>
            </text:list-item>
            <text:list-item>
              <text:p text:style-name="P7"><text:span text:style-name="T3">example usage: print(dec_to_bin(6)) → '00000110'</text:span></text:p>
              <text:p text:style-name="P7"><text:span text:style-name="T3"><text:line-break/></text:span><text:span text:style-name="Answer">def dec_to_bin(n):</text:span></text:p>
              <text:p text:style-name="P7"><text:span text:style-name="Answer"><text:s text:c="4"/>bin_num = ''</text:span></text:p>
              <text:p text:style-name="P7"><text:span text:style-name="Answer"><text:s text:c="4"/>max_exp = 7</text:span></text:p>
              <text:p text:style-name="P7"><text:span text:style-name="Answer"><text:s text:c="4"/>for exp in range(max_exp, -1, -1):</text:span></text:p>
              <text:p text:style-name="P7"><text:span text:style-name="Answer"><text:s text:c="8"/>place = 2 ** exp</text:span></text:p>
              <text:p text:style-name="P7"><text:span text:style-name="Answer"><text:s text:c="8"/>if place &lt;= n:</text:span></text:p>
              <text:p text:style-name="P7"><text:span text:style-name="Answer"><text:s text:c="12"/>n -= place</text:span></text:p>
              <text:p text:style-name="P7"><text:span text:style-name="Answer"><text:s text:c="12"/>bin_num += '1'</text:span></text:p>
              <text:p text:style-name="P7"><text:span text:style-name="Answer"><text:s text:c="8"/>else:</text:span></text:p>
              <text:p text:style-name="P7"><text:span text:style-name="Answer"><text:s text:c="12"/>bin_num += '0'</text:span></text:p>
              <text:p text:style-name="P7"><text:span text:style-name="Answer"/></text:p>
              <text:p text:style-name="P7"><text:span text:style-name="Answer"><text:s text:c="4"/>return bin_num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7"><text:soft-page-break/><text:span text:style-name="T3">Write a function called</text:span><text:span text:style-name="T11"> </text:span><text:span text:style-name="T12">mult_table</text:span><text:span text:style-name="T11"> </text:span><text:span text:style-name="T13">using the requirements and sample output below. It should have:</text:span><text:span text:style-name="T3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621112881515871663" text:style-name="L2">
              <text:list-item>
                <text:p text:style-name="P17"><text:span text:style-name="T2">1 parameter</text:span>, an integer, that specifies the dimensions of the table it produces</text:p>
              </text:list-item>
              <text:list-item>
                <text:p text:style-name="P17">a r<text:span text:style-name="T2">eturn value</text:span> that's a string string containing a table</text:p>
              </text:list-item>
              <text:list-item>
                <text:p text:style-name="P17">the table should contain the <text:span text:style-name="T2">product</text:span> of the <text:span text:style-name="T2">row</text:span> number and <text:span text:style-name="T2">column</text:span> number in each cell; for example, in row 3, column 2, the value is 6 because it is the result of multiplying 3 * 2 (the row and column numbers)</text:p>
              </text:list-item>
              <text:list-item>
                <text:p text:style-name="P17">the width of each cell should be dynamic depending on the number of characters of the longest product plus 1 to accommodate a space between cells (in the example, the width of the longest product, 49, is 2...with 1 added for a space, for a total of 3)</text:p>
              </text:list-item>
            </text:list>
          </table:table-cell>
          <table:table-cell table:style-name="Table3.A1" office:value-type="string">
            <text:p text:style-name="P18"><text:s text:c="2"/>print(mult_table(7))<text:line-break/><text:line-break/> <text:s/>1 <text:s/>2 <text:s/>3 <text:s/>4 <text:s/>5 <text:s/>6 <text:s/>7</text:p>
            <text:p text:style-name="P18"><text:s text:c="2"/>2 <text:s/>4 <text:s/>6 <text:s/>8 10 12 14</text:p>
            <text:p text:style-name="P18"><text:s text:c="2"/>3 <text:s/>6 <text:s/>9 12 15 18 21</text:p>
            <text:p text:style-name="P18"><text:s text:c="2"/>4 <text:s/>8 12 16 20 24 28</text:p>
            <text:p text:style-name="P18"><text:s text:c="2"/>5 10 15 20 25 30 35</text:p>
            <text:p text:style-name="P18"><text:s text:c="2"/>6 12 18 24 30 36 42</text:p>
            <text:p text:style-name="P18"><text:s text:c="2"/>7 14 21 28 35 42 49</text:p>
          </table:table-cell>
        </table:table-row>
      </table:table>
      <text:list xml:id="list1810213858" text:continue-list="list2077607699" text:style-name="L1">
        <text:list-header>
          <text:p text:style-name="P7"><text:span text:style-name="T3"><text:line-break/></text:span><text:span text:style-name="Answer">def mult_table(n):</text:span></text:p>
          <text:p text:style-name="P7"><text:span text:style-name="Answer"><text:s text:c="4"/>cell_width = len(str(n * n)) + 1</text:span></text:p>
          <text:p text:style-name="P7"><text:span text:style-name="Answer"><text:s text:c="4"/>table = ''</text:span></text:p>
          <text:p text:style-name="P7"><text:span text:style-name="Answer"><text:s text:c="4"/>for row_num in range(1, n + 1):</text:span></text:p>
          <text:p text:style-name="P7"><text:span text:style-name="Answer"><text:s text:c="8"/>row = ''</text:span></text:p>
          <text:p text:style-name="P7"><text:span text:style-name="Answer"><text:s text:c="8"/>for col_num in range(1, n + 1):</text:span></text:p>
          <text:p text:style-name="P7"><text:span text:style-name="Answer"><text:s text:c="12"/>row += format(row_num * col_num, '&gt;%s' % cell_width) </text:span></text:p>
          <text:p text:style-name="P7"><text:span text:style-name="Answer"><text:s text:c="8"/>table += row + '\n'</text:span></text:p>
          <text:p text:style-name="P7"><text:span text:style-name="Answer"><text:s text:c="4"/>return table</text:span></text:p>
          <text:p text:style-name="P7"><text:span text:style-name="Answer"/></text:p>
          <text:p text:style-name="P7"><text:span text:style-name="T3"/></text:p>
          <text:p text:style-name="P7"><text:span text:style-name="T3"><text:line-break/><text:line-break/><text:line-break/><text:line-break/><text:line-break/><text:line-break/><text:line-break/><text:line-break/><text:line-break/></text:span></text:p>
          <text:p text:style-name="P9"><text:line-break/></text:p>
          <text:p text:style-name="P10"/>
          <text:p text:style-name="P12"/>
          <text:p text:style-name="P9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009900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7-06-07T23:31:09</dc:date>
    <dc:creator>Joe Versoza</dc:creator>
    <meta:editing-duration>P15DT8H47M54S</meta:editing-duration>
    <meta:editing-cycles>108</meta:editing-cycles>
    <meta:generator>OpenOffice/4.1.1$Unix OpenOffice.org_project/411m6$Build-9775</meta:generator>
    <meta:document-statistic meta:table-count="3" meta:image-count="0" meta:object-count="1" meta:page-count="5" meta:paragraph-count="144" meta:word-count="1112" meta:character-count="6397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n>2</mn>
                        </mrow>
                      </msub>
                      <mo stretchy="false">−</mo>
                      <msub>
                        <mi>x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n>2</mn>
                        </mrow>
                      </msub>
                      <mo stretchy="false">−</mo>
                      <msub>
                        <mi>y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 =sqrt{(x_{2} - x_{1})^{2} + (y_{2} - y_{1})^{2}}</annotation>
  </semantics>
</math>
</file>